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af63e" officeooo:paragraph-rsid="000af63e" style:font-size-asian="17.5pt" style:font-size-complex="20pt"/>
    </style:style>
    <style:style style:name="P2" style:family="paragraph" style:parent-style-name="Standard">
      <style:text-properties fo:font-size="14pt" officeooo:rsid="000af63e" officeooo:paragraph-rsid="000af63e" style:font-size-asian="12.25pt" style:font-size-complex="14pt"/>
    </style:style>
    <style:style style:name="P3" style:family="paragraph" style:parent-style-name="Standard">
      <style:text-properties fo:font-size="14pt" officeooo:rsid="000af63e" officeooo:paragraph-rsid="000b6ab2" style:font-size-asian="12.25pt" style:font-size-complex="14pt"/>
    </style:style>
    <style:style style:name="P4" style:family="paragraph" style:parent-style-name="Standard">
      <style:text-properties fo:font-size="14pt" officeooo:rsid="000af63e" officeooo:paragraph-rsid="000cd426" style:font-size-asian="12.25pt" style:font-size-complex="14pt"/>
    </style:style>
    <style:style style:name="P5" style:family="paragraph" style:parent-style-name="Standard">
      <style:text-properties fo:font-size="14pt" officeooo:rsid="000af63e" officeooo:paragraph-rsid="000fb7cf" style:font-size-asian="12.25pt" style:font-size-complex="14pt"/>
    </style:style>
    <style:style style:name="P6" style:family="paragraph" style:parent-style-name="Standard">
      <style:text-properties fo:font-size="14pt" officeooo:rsid="000af63e" officeooo:paragraph-rsid="0011d5c7" style:font-size-asian="12.25pt" style:font-size-complex="14pt"/>
    </style:style>
    <style:style style:name="P7" style:family="paragraph" style:parent-style-name="Standard">
      <style:text-properties fo:font-size="14pt" officeooo:rsid="0011d5c7" officeooo:paragraph-rsid="0011d5c7" style:font-size-asian="12.25pt" style:font-size-complex="14pt"/>
    </style:style>
    <style:style style:name="T1" style:family="text">
      <style:text-properties fo:color="#383d3c" loext:opacity="100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b6ab2"/>
    </style:style>
    <style:style style:name="T4" style:family="text">
      <style:text-properties fo:color="#3465a4" loext:opacity="100%" officeooo:rsid="000b6ab2"/>
    </style:style>
    <style:style style:name="T5" style:family="text">
      <style:text-properties officeooo:rsid="00118807"/>
    </style:style>
    <style:style style:name="T6" style:family="text">
      <style:text-properties officeooo:rsid="0011d5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onflict Resolution </text:span><text:tab/>psuedocode</text:p>
      <text:p text:style-name="P1"/>
      <text:p text:style-name="P1"/>
      <text:p text:style-name="P2"/>
      <text:p text:style-name="P2"><text:span text:style-name="T2">FUNCTION</text:span> <text:span text:style-name="T2">main</text:span>():</text:p>
      <text:p text:style-name="P2"><text:s text:c="4"/>Allocate arrays </text:p>
      <text:p text:style-name="P2"><text:tab/><text:tab/><text:tab/><text:tab/><text:tab/><text:tab/>(minl,minv,meta,my_grp,order1,order2,</text:p>
      <text:p text:style-name="P2"><text:tab/><text:tab/><text:tab/><text:tab/><text:tab/><text:tab/>leaves,groupn,branch_minl,branch_minv,</text:p>
      <text:p text:style-name="P2"><text:tab/><text:tab/><text:tab/><text:tab/><text:tab/><text:tab/><text:tab/><text:tab/><text:tab/>MST1,MST2,weights)</text:p>
      <text:p text:style-name="P2"><text:s text:c="4"/>Start timer</text:p>
      <text:p text:style-name="P2"><text:s text:c="4"/>Call MST(MST1,MST2,0)</text:p>
      <text:p text:style-name="P2"><text:s text:c="4"/>Stop timer</text:p>
      <text:p text:style-name="P2"><text:s text:c="4"/>Print edge count and time</text:p>
      <text:p text:style-name="P2"><text:s text:c="4"/>Write MST file</text:p>
      <text:p text:style-name="P2"><text:s text:c="4"/>Free all memory</text:p>
      <text:p text:style-name="P2"/>
      <text:p text:style-name="P2"/>
      <text:p text:style-name="P2"/>
      <text:p text:style-name="P2"/>
      <text:p text:style-name="P2"/>
      <text:p text:style-name="P2"><text:span text:style-name="T2">FUNCTION</text:span> <text:span text:style-name="T2">get_ready</text:span>():</text:p>
      <text:p text:style-name="P2"><text:s text:c="4"/>Read input parameters from input_params.json</text:p>
      <text:p text:style-name="P2"><text:s text:c="4"/>Sanitize counts (bounds, connectivity, completeness, regular adjustment)</text:p>
      <text:p text:style-name="P2"><text:s text:c="4"/>Open graph file; abort if missing</text:p>
      <text:p text:style-name="P2"><text:s text:c="4"/>Read first header line: </text:p>
      <text:p text:style-name="P2"><text:tab/><text:tab/>for each node read (edge_count, zero_count) -&gt; allocate compressed row</text:p>
      <text:p text:style-name="P2"><text:s text:c="4"/>For each subsequent line (node i):</text:p>
      <text:p text:style-name="P2"><text:s text:c="8"/>For each (j,weight):</text:p>
      <text:p text:style-name="P2"><text:s text:c="12"/>Normalize weight &gt; 0</text:p>
      <text:p text:style-name="P2"><text:s text:c="12"/>Append either weight (if consecutive) or negative jump marker then weight</text:p>
      <text:p text:style-name="P2"><text:s text:c="12"/>Mirror insertion for node j (undirected)</text:p>
      <text:p text:style-name="P2"><text:s text:c="4"/>Close file; return success</text:p>
      <text:p text:style-name="P2"/>
      <text:p text:style-name="P2"/>
      <text:p text:style-name="P2"/>
      <text:p text:style-name="P2"/>
      <text:p text:style-name="P2"/>
      <text:p text:style-name="P2"><text:span text:style-name="T2">DATA</text:span> (compressed row format):</text:p>
      <text:p text:style-name="P2"><text:s text:c="4"/>Sequence of ints; &gt;0 = edge weight;</text:p>
      <text:p text:style-name="P2"><text:tab/><text:tab/><text:tab/> <text:s/>&lt;0 = “next neighbor index” marker (skip range of zeros).</text:p>
      <text:p text:style-name="P3"><text:tab/>This saves space if possible else does nothing. </text:p>
      <text:p text:style-name="P3"><text:span text:style-name="T3"><text:tab/>It is like eliminating and combining zeroes.</text:span></text:p>
      <text:p text:style-name="P2"/>
      <text:p text:style-name="P2"><text:soft-page-break/></text:p>
      <text:p text:style-name="P2"><text:span text:style-name="T2">FUNCTION</text:span> <text:span text:style-name="T2">MST</text:span>(<text:span text:style-name="T2">MST1</text:span>,<text:span text:style-name="T2">MST2</text:span>,<text:span text:style-name="T2">id</text:span>):</text:p>
      <text:p text:style-name="P2"/>
      <text:p text:style-name="P2"><text:s text:c="4"/>Phase 1 (initial minima):<text:tab/><text:tab/><text:tab/><text:tab/><text:tab/><text:span text:style-name="T4">Get the minima of each node</text:span></text:p>
      <text:p text:style-name="P2"><text:s text:c="8"/>For each node u:</text:p>
      <text:p text:style-name="P3"><text:s text:c="12"/>Scan its row; track smallest weight -&gt; (minl[u],minv[u]); </text:p>
      <text:p text:style-name="P3"><text:tab/> <text:s/>map order1[u]=minl[u], order2[minl[u]]=u; my_grp[u]=u</text:p>
      <text:p text:style-name="P3"/>
      <text:p text:style-name="P3"/>
      <text:p text:style-name="P3"/>
      <text:p text:style-name="P3"/>
      <text:p text:style-name="P2"><text:s text:c="4"/>Phase 2 (pair conflicts + <text:span text:style-name="T3">branchs</text:span>):<text:tab/><text:tab/><text:tab/><text:span text:style-name="T4">Get the conflicts and the branches</text:span></text:p>
      <text:p text:style-name="P2"><text:s text:c="8"/>For each node u:</text:p>
      <text:p text:style-name="P2"><text:s text:c="12"/>If no min edge -&gt; continue</text:p>
      <text:p text:style-name="P2"><text:s text:c="12"/>If mutual (<text:span text:style-name="T2">minl[minl[u]]==u)</text:span> and <text:span text:style-name="T2">minl[u]&lt;u:</text:span></text:p>
      <text:p text:style-name="P2"><text:s text:c="16"/>Mark u group head (meta[u]=0), </text:p>
      <text:p text:style-name="P2"><text:s text:c="16"/>Record edge (u,partner); register conflict group head; union partner under u</text:p>
      <text:p text:style-name="P2"><text:s text:c="12"/>Else:</text:p>
      <text:p text:style-name="P2"><text:s text:c="16"/>Add edge (u,minl[u]); union groups</text:p>
      <text:p text:style-name="P2"><text:s text:c="8"/>If conflict &lt;=1 <text:s text:c="4"/>return, <text:span text:style-name="T3">got MST</text:span></text:p>
      <text:p text:style-name="P2"/>
      <text:p text:style-name="P2"/>
      <text:p text:style-name="P2"/>
      <text:p text:style-name="P2"/>
      <text:p text:style-name="P2"><text:s text:c="4"/>Phase 3 (build chains):<text:tab/><text:tab/><text:tab/><text:tab/><text:span text:style-name="T4">Build a path to travel for next steps</text:span></text:p>
      <text:p text:style-name="P2"><text:s text:c="8"/>For each leaf:</text:p>
      <text:p text:style-name="P3"><text:s text:c="12"/>Follow minl links while order2[next]==current and not at head; </text:p>
      <text:p text:style-name="P3"><text:tab/><text:tab/>set order2 for chain nodes to leaf; </text:p>
      <text:p text:style-name="P3"><text:tab/><text:tab/><text:tab/>inherit group from head</text:p>
      <text:p text:style-name="P2"/>
      <text:p text:style-name="P7"/>
      <text:p text:style-name="P6"><text:tab/><text:span text:style-name="T6">o</text:span><text:span text:style-name="T5">rder1 is the path of a branch.</text:span></text:p>
      <text:p text:style-name="P6"><text:tab/><text:span text:style-name="T6">o</text:span><text:span text:style-name="T5">rder2 is the teller of end points.</text:span></text:p>
      <text:p text:style-name="P2"/>
      <text:p text:style-name="P2"><text:tab/></text:p>
      <text:p text:style-name="P2"><text:s text:c="4"/>Phase 4 (recompute minima excluding intra-group):<text:tab/><text:tab/><text:span text:style-name="T4">Now we have groups</text:span></text:p>
      <text:p text:style-name="P2"><text:s text:c="8"/>For each node u:</text:p>
      <text:p text:style-name="P2"><text:s text:c="12"/>Find representative my_grp[u]</text:p>
      <text:p text:style-name="P2"><text:s text:c="12"/>Rescan row:</text:p>
      <text:p text:style-name="P3"><text:s text:c="16"/>Skip used (weight==0), self (index==u), </text:p>
      <text:p text:style-name="P3"><text:tab/><text:tab/><text:tab/>intra-group edges (mark weight=0)</text:p>
      <text:p text:style-name="P2"><text:s text:c="16"/>Keep smallest external edge -&gt; (minl[u],minv[u])</text:p>
      <text:p text:style-name="P2"><text:s text:c="12"/>Adjust chain linkage edge cases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><text:s text:c="4"/>Phase 5 (iterat<text:span text:style-name="T3">e till no conflict</text:span>):<text:tab/><text:tab/><text:tab/><text:tab/><text:span text:style-name="T4">Now we just repeat 4 above</text:span></text:p>
      <text:p text:style-name="P2"><text:span text:style-name="T4"/></text:p>
      <text:p text:style-name="P2"><text:s text:c="6"/><text:span text:style-name="T2"><text:s text:c="2"/>While conflict&gt;1:</text:span></text:p>
      <text:p text:style-name="P2"><text:s text:c="12"/>For each leaf branch:</text:p>
      <text:p text:style-name="P4"><text:s text:c="16"/>If branch_minv cached &gt;0 skip else scan its chain to pick node with <text:tab/><text:tab/><text:tab/>smallest minv (whose minl!=-1);</text:p>
      <text:p text:style-name="P4"><text:tab/><text:tab/> store branch_minl/branch_minv</text:p>
      <text:p text:style-name="P4"/>
      <text:p text:style-name="P2"><text:s text:c="12"/>For each conflict head:</text:p>
      <text:p text:style-name="P5"><text:s text:c="16"/>Among its leaves pick branch with smallest branch_minv; </text:p>
      <text:p text:style-name="P5"><text:tab/><text:tab/>store choice in meta[head]</text:p>
      <text:p text:style-name="P5"/>
      <text:p text:style-name="P2"><text:s text:c="10"/><text:span text:style-name="T2"><text:s text:c="2"/>Reset conflict </text:span>count:</text:p>
      <text:p text:style-name="P2"/>
      <text:p text:style-name="P2"><text:s text:c="16"/>For each prior head:</text:p>
      <text:p text:style-name="P5"><text:s text:c="20"/>Let x=meta[head]; y=minl[x]; </text:p>
      <text:p text:style-name="P5"><text:tab/><text:tab/>if invalid or same group -&gt; continue</text:p>
      <text:p text:style-name="P2"><text:s text:c="20"/>If mutual conflict with other head and head id tie-break wins:</text:p>
      <text:p text:style-name="P2"><text:s text:c="24"/>Merge groups, add edge, <text:span text:style-name="T2">record new conflict </text:span>head</text:p>
      <text:p text:style-name="P2"><text:s text:c="20"/>Else:</text:p>
      <text:p text:style-name="P2"><text:s text:c="24"/>Merge groups, add edge</text:p>
      <text:p text:style-name="P2"><text:s text:c="12"/>If conflict&lt;=1 <text:s text:c="4"/>return</text:p>
      <text:p text:style-name="P2"><text:s text:c="12"/>For each leaf:</text:p>
      <text:p text:style-name="P2"><text:s text:c="16"/>If its chosen branch edge now intra-group or consumed:</text:p>
      <text:p text:style-name="P2"><text:s text:c="20"/>Invalidate branch_minv</text:p>
      <text:p text:style-name="P2"><text:s text:c="20"/>Walk chain: recompute minima excluding intra-group exactly like Phase <text:tab/><text:tab/>4 (mark removed edges weight=0)</text:p>
      <text:p text:style-name="P2"/>
      <text:p text:style-name="P2"><text:s text:c="4"/>End</text:p>
      <text:p text:style-name="P2"/>
      <text:p text:style-name="P2"/>
      <text:p text:style-name="P2"/>
      <text:p text:style-name="P2">OUTPUT:</text:p>
      <text:p text:style-name="P2"><text:s text:c="4"/>Console: counts, time. File: MST edge lis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0T09:02:10.781321971</meta:creation-date>
    <dc:date>2025-11-10T09:28:44.664271713</dc:date>
    <meta:editing-duration>PT4M54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3" meta:paragraph-count="83" meta:word-count="436" meta:character-count="3561" meta:non-whitespace-character-count="2495"/>
  </office:meta>
</office:document-meta>
</file>